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45">
          <table:error-message table:message-type="stop" table:display="true"/>
        </table:content-validation>
        <table:content-validation table:name="val5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2">
          <table:error-message table:message-type="stop" table:display="true"/>
        </table:content-validation>
        <table:content-validation table:name="val6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8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10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2" table:condition="of:cell-content-is-in-list(&quot;Yes&quot;;&quot;No&quot;)" table:allow-empty-cell="false" table:display-list="unsorted" table:base-cell-address="ELSE.AA62">
          <table:error-message table:message-type="stop" table:display="true"/>
        </table:content-validation>
        <table:content-validation table:name="val13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TOWN_CENTER</text:p>
          </table:table-cell>
          <table:table-cell table:style-name="ce4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])" office:value-type="string" office:string-value="2,3,24" calcext:value-type="string">
            <text:p>2,3,24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29])" office:value-type="string" office:string-value="2,3,24,25" calcext:value-type="string">
            <text:p>2,3,24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8:.$A$30])" office:value-type="string" office:string-value="2,3,24,25,26" calcext:value-type="string">
            <text:p>2,3,24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3"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FORAG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])" office:value-type="string" office:string-value="1,30" calcext:value-type="string">
            <text:p>1,30</text:p>
          </table:table-cell>
          <table:table-cell table:style-name="ce4" office:value-type="string" calcext:value-type="string">
            <text:p>12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34:.$A$35])" office:value-type="string" office:string-value="1,30,31" calcext:value-type="string">
            <text:p>1,30,31</text:p>
          </table:table-cell>
          <table:table-cell table:style-name="ce4" office:value-type="string" calcext:value-type="string">
            <text:p>11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6])" office:value-type="string" office:string-value="1,30,31,32" calcext:value-type="string">
            <text:p>1,30,31,32</text:p>
          </table:table-cell>
          <table:table-cell table:style-name="ce4" office:value-type="string" calcext:value-type="string">
            <text:p>20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15" table:formula="of:=COM.MICROSOFT.TEXTJOIN(&quot;,&quot;;1;[.$A$5];[.$A$34:.$A$37])" office:value-type="string" office:string-value="1,30,31,32,33" calcext:value-type="string">
            <text:p>1,30,31,32,33</text:p>
          </table:table-cell>
          <table:table-cell table:style-name="ce4" office:value-type="string" calcext:value-type="string">
            <text:p>23,8,8,8,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;[.$A$34:.$A$38])" office:value-type="string" office:string-value="1,30,31,32,33,34" calcext:value-type="string">
            <text:p>1,30,31,32,33,34</text:p>
          </table:table-cell>
          <table:table-cell table:style-name="ce4" office:value-type="string" calcext:value-type="string">
            <text:p>10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;[.$A$34:.$A$38];[.$A$40])" office:value-type="string" office:string-value="1,30,31,32,33,34,36" calcext:value-type="string">
            <text:p>1,30,31,32,33,34,36</text:p>
          </table:table-cell>
          <table:table-cell table:style-name="ce4" office:value-type="string" calcext:value-type="string">
            <text:p>12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5" table:formula="of:=COM.MICROSOFT.TEXTJOIN(&quot;,&quot;;1;[.$A$5];[.$A$34:.$A$38];[.$A$40:.$A$41])" office:value-type="string" office:string-value="1,30,31,32,33,34,36,37" calcext:value-type="string">
            <text:p>1,30,31,32,33,34,36,37</text:p>
          </table:table-cell>
          <table:table-cell table:style-name="ce4" office:value-type="string" calcext:value-type="string">
            <text:p>21,4,4,4,4,4,4,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7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4" office:value-type="string" calcext:value-type="string">
            <text:p>VILLAGER_BASE_F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;[.$A$43])" office:value-type="string" office:string-value="1,39" calcext:value-type="string">
            <text:p>1,39</text:p>
          </table:table-cell>
          <table:table-cell table:style-name="ce4" office:value-type="float" office:value="6" calcext:value-type="float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4" office:value-type="string" calcext:value-type="string">
            <text:p>CENTURION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3" table:number-columns-repeated="4"/>
          <table:table-cell table:style-name="ce4"/>
          <table:table-cell table:style-name="ce13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4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DLC_VASES</text:p>
          </table:table-cell>
          <table:table-cell table:style-name="ce4"/>
          <table:table-cell table:style-name="ce22" table:content-validation-name="val2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Non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_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2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2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2" table:number-columns-repeated="989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15"/>
          <table:table-cell table:style-name="ce13" table:number-columns-repeated="4"/>
          <table:table-cell table:style-name="ce4" table:content-validation-name="val13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4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Inside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content-validation-name="val14" office:value-type="string" calcext:value-type="string">
            <text:p>No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K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 table:content-validation-name="val13" office:value-type="string" calcext:value-type="string">
            <text:p>Outside</text:p>
          </table:table-cell>
          <table:table-cell table:style-name="ce4"/>
          <table:table-cell table:style-name="ce4" office:value-type="float" office:value="58" calcext:value-type="float">
            <text:p>58</text:p>
          </table:table-cell>
          <table:table-cell table:style-name="ce4" table:content-validation-name="val14" office:value-type="string" calcext:value-type="string">
            <text:p>Yes</text:p>
          </table:table-cell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:.$A$8])" office:value-type="string" office:string-value="2,3,4" calcext:value-type="string">
            <text:p>2,3,4</text:p>
          </table:table-cell>
          <table:table-cell table:style-name="ce20" office:value-type="string" calcext:value-type="string">
            <text:p>8,6,24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WETROCKBEACH</text:p>
          </table:table-cell>
          <table:table-cell table:style-name="ce16" table:number-columns-repeated="2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ATE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7];[.$A$10])" office:value-type="string" office:string-value="3,6" calcext:value-type="string">
            <text:p>3,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20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4" office:value-type="string" calcext:value-type="string">
            <text:p>ROCK2</text:p>
          </table:table-cell>
          <table:table-cell table:style-name="ce4" table:number-columns-repeated="3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12])" office:value-type="string" office:string-value="8" calcext:value-type="string">
            <text:p>8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4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])" office:value-type="string" office:string-value="3,10" calcext:value-type="string">
            <text:p>3,10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22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];[.$A$14:.$A$15])" office:value-type="string" office:string-value="3,10,11" calcext:value-type="string">
            <text:p>3,10,11</text:p>
          </table:table-cell>
          <table:table-cell table:style-name="ce4" office:value-type="float" office:value="2" calcext:value-type="float">
            <text:p>2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7];[.$A$14:.$A$16])" office:value-type="string" office:string-value="3,10,11,12" calcext:value-type="string">
            <text:p>3,10,11,12</text:p>
          </table:table-cell>
          <table:table-cell table:style-name="ce20" office:value-type="string" calcext:value-type="string">
            <text:p>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4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])" office:value-type="string" office:string-value="1,14" calcext:value-type="string">
            <text:p>1,14</text:p>
          </table:table-cell>
          <table:table-cell table:style-name="ce20" office:value-type="string" calcext:value-type="string">
            <text:p>4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19])" office:value-type="string" office:string-value="1,14,15" calcext:value-type="string">
            <text:p>1,14,15</text:p>
          </table:table-cell>
          <table:table-cell table:style-name="ce20" office:value-type="string" calcext:value-type="string">
            <text:p>4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11" office:value-type="string" calcext:value-type="string">
            <text:p>DLC_SAVANNAHPATCH</text:p>
          </table:table-cell>
          <table:table-cell table:style-name="ce4" table:number-columns-repeated="3"/>
          <table:table-cell table:style-name="ce22" table:content-validation-name="val5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0])" office:value-type="string" office:string-value="1,14,15,16" calcext:value-type="string">
            <text:p>1,14,15,16</text:p>
          </table:table-cell>
          <table:table-cell table:style-name="ce20" office:value-type="string" calcext:value-type="string">
            <text:p>4,2,2,2</text:p>
          </table:table-cell>
          <table:table-cell table:style-name="ce16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1])" office:value-type="string" office:string-value="1,14,15,16,17" calcext:value-type="string">
            <text:p>1,14,15,16,17</text:p>
          </table:table-cell>
          <table:table-cell table:style-name="ce20" office:value-type="string" calcext:value-type="string">
            <text:p>4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2])" office:value-type="string" office:string-value="1,14,15,16,17,18" calcext:value-type="string">
            <text:p>1,14,15,16,17,18</text:p>
          </table:table-cell>
          <table:table-cell table:style-name="ce25" office:value-type="string" calcext:value-type="string">
            <text:p>4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table:number-columns-repeated="4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Loose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G3</text:p>
          </table:table-cell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15" table:formula="of:=COM.MICROSOFT.TEXTJOIN(&quot;,&quot;;1;[.$A$5];[.$A$18:.$A$23])" office:value-type="string" office:string-value="1,14,15,16,17,18,19" calcext:value-type="string">
            <text:p>1,14,15,16,17,18,19</text:p>
          </table:table-cell>
          <table:table-cell table:style-name="ce20" office:value-type="string" calcext:value-type="string">
            <text:p>4,2,2,2,2,2,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7" office:value-type="string" calcext:value-type="string">
            <text:p>TEMPLE_RUIN</text:p>
          </table:table-cell>
          <table:table-cell table:style-name="ce7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8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7" office:value-type="string" calcext:value-type="string">
            <text:p>ON_GRID</text:p>
          </table:table-cell>
          <table:table-cell table:style-name="ce7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3" table:content-validation-name="val2" office:value-type="string" calcext:value-type="string">
            <text:p>Neutral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3" table:content-validation-name="val7" office:value-type="string" calcext:value-type="string">
            <text:p>Loose</text:p>
          </table:table-cell>
          <table:table-cell table:style-name="ce23" table:content-validation-name="val9" office:value-type="string" calcext:value-type="string">
            <text:p>Map Size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7" office:value-type="float" office:value="72" calcext:value-type="float">
            <text:p>72</text:p>
          </table:table-cell>
          <table:table-cell table:style-name="ce7" table:number-columns-repeated="2"/>
          <table:table-cell table:style-name="ce7" table:formula="of:=COM.MICROSOFT.TEXTJOIN(&quot;,&quot;;1;[.$A$25:.$A$25])" office:value-type="string" office:string-value="21" calcext:value-type="string">
            <text:p>21</text:p>
          </table:table-cell>
          <table:table-cell table:style-name="ce6" office:value-type="string" calcext:value-type="string">
            <text:p>24</text:p>
          </table:table-cell>
          <table:table-cell table:style-name="ce23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4" office:value-type="string" calcext:value-type="string">
            <text:p>STATUE_COLUMN</text:p>
          </table:table-cell>
          <table:table-cell table:style-name="ce4" office:value-type="float" office:value="1322" calcext:value-type="float">
            <text:p>1322</text:p>
          </table:table-cell>
          <table:table-cell table:style-name="ce13"/>
          <table:table-cell table:style-name="Default"/>
          <table:table-cell table:style-name="ce22" table:content-validation-name="val2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2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style-name="ce4" office:value-type="float" office:value="72" calcext:value-type="float">
            <text:p>72</text:p>
          </table:table-cell>
          <table:table-cell table:style-name="ce15"/>
          <table:table-cell table:style-name="ce4"/>
          <table:table-cell table:style-name="ce7" table:formula="of:=COM.MICROSOFT.TEXTJOIN(&quot;,&quot;;1;[.$A$25:.$A$26])" office:value-type="string" office:string-value="21,22" calcext:value-type="string">
            <text:p>21,22</text:p>
          </table:table-cell>
          <table:table-cell table:style-name="ce20" office:value-type="string" calcext:value-type="string">
            <text:p>24,24</text:p>
          </table:table-cell>
          <table:table-cell table:style-name="ce22" table:content-validation-name="val11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5"/>
          <table:table-cell table:style-name="ce4"/>
          <table:table-cell table:style-name="ce15" table:formula="of:=COM.MICROSOFT.TEXTJOIN(&quot;,&quot;;1;[.$A$6])" office:value-type="string" office:string-value="2" calcext:value-type="string">
            <text:p>2</text:p>
          </table:table-cell>
          <table:table-cell table:style-name="ce20" office:value-type="string" calcext:value-type="string">
            <text:p>8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4" office:value-type="string" calcext:value-type="string">
            <text:p>DLC_ORANGEBUSH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)" office:value-type="string" office:string-value="2,3" calcext:value-type="string">
            <text:p>2,3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])" office:value-type="string" office:string-value="2,3,25" calcext:value-type="string">
            <text:p>2,3,25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0])" office:value-type="string" office:string-value="2,3,25,26" calcext:value-type="string">
            <text:p>2,3,25,26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22" table:content-validation-name="val4" office:value-type="string" calcext:value-type="string">
            <text:p>Neutral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15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7" office:value-type="string" calcext:value-type="string">
            <text:p>Tight</text:p>
          </table:table-cell>
          <table:table-cell table:style-name="ce22" table:content-validation-name="val9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15" table:formula="of:=COM.MICROSOFT.TEXTJOIN(&quot;,&quot;;1;[.$A$6];[.$A$7];[.$A$29:.$A$31])" office:value-type="string" office:string-value="2,3,25,26,27" calcext:value-type="string">
            <text:p>2,3,25,26,27</text:p>
          </table:table-cell>
          <table:table-cell table:style-name="ce25" office:value-type="string" calcext:value-type="string">
            <text:p>12</text:p>
          </table:table-cell>
          <table:table-cell table:style-name="ce22" table:content-validation-name="val12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3" table:number-columns-repeated="2"/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4">
          <table:table-cell table:style-name="ce20" office:value-type="string" calcext:value-type="string">
            <text:p>30</text:p>
          </table:table-cell>
          <table:table-cell table:style-name="ce4" office:value-type="string" calcext:value-type="string">
            <text:p>STONE</text:p>
          </table:table-cell>
          <table:table-cell table:style-name="ce13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])" office:value-type="string" office:string-value="29" calcext:value-type="string">
            <text:p>29</text:p>
          </table:table-cell>
          <table:table-cell table:style-name="ce25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3"/>
          <table:table-cell table:style-name="ce4" table:number-columns-repeated="2"/>
          <table:table-cell table:style-name="ce4" table:content-validation-name="val14"/>
          <table:table-cell table:style-name="ce2" table:number-columns-repeated="989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4])" office:value-type="string" office:string-value="29,30" calcext:value-type="string">
            <text:p>29,30</text:p>
          </table:table-cell>
          <table:table-cell table:style-name="ce25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32</text:p>
          </table:table-cell>
          <table:table-cell table:style-name="ce4" office:value-type="string" calcext:value-type="string">
            <text:p>BOAR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15"/>
          <table:table-cell table:style-name="ce4"/>
          <table:table-cell table:style-name="ce15" table:formula="of:=COM.MICROSOFT.TEXTJOIN(&quot;,&quot;;1;[.$A$33:.$A$35])" office:value-type="string" office:string-value="29,30,31" calcext:value-type="string">
            <text:p>29,30,31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20" office:value-type="string" calcext:value-type="string">
            <text:p>33</text:p>
          </table:table-cell>
          <table:table-cell table:style-name="ce4" office:value-type="string" calcext:value-type="string">
            <text:p>SHEEP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6" office:value-type="string" calcext:value-type="string">
            <text:p>Tight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G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15"/>
          <table:table-cell table:style-name="ce4"/>
          <table:table-cell table:style-name="ce15" table:formula="of:=COM.MICROSOFT.TEXTJOIN(&quot;,&quot;;1;[.$A$33:.$A$36])" office:value-type="string" office:string-value="29,30,31,32" calcext:value-type="string">
            <text:p>29,30,31,32</text:p>
          </table:table-cell>
          <table:table-cell table:style-name="ce20" office:value-type="string" calcext:value-type="string">
            <text:p>6</text:p>
          </table:table-cell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table:content-validation-name="val6" office:value-type="string" calcext:value-type="string">
            <text:p>Loose</text:p>
          </table:table-cell>
          <table:table-cell table:style-name="ce16" table:content-validation-name="val8" office:value-type="string" calcext:value-type="string">
            <text:p>Map Size</text:p>
          </table:table-cell>
          <table:table-cell table:style-name="ce16" table:number-columns-repeated="3"/>
          <table:table-cell table:style-name="ce16" office:value-type="float" office:value="3" calcext:value-type="float">
            <text:p>3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2" table:content-validation-name="val10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10:43:49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03T11:29:45.840000000</dc:date>
    <meta:editing-duration>P27DT3H15M31S</meta:editing-duration>
    <meta:editing-cycles>1127</meta:editing-cycles>
    <meta:generator>LibreOffice/7.1.3.2$Windows_X86_64 LibreOffice_project/47f78053abe362b9384784d31a6e56f8511eb1c1</meta:generator>
    <meta:document-statistic meta:table-count="2" meta:cell-count="1118" meta:object-count="0"/>
  </office:meta>
</office:document-meta>
</file>